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421" officeooo:paragraph-rsid="001cc4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llecidos</text:p>
      <text:p text:style-name="P1"/>
      <text:p text:style-name="P1"/>
      <text:p text:style-name="P1"/>
      <text:p text:style-name="P1">Fallecidos en Chile</text:p>
      <text:p text:style-name="P1">Fallecidos en la V Región </text:p>
      <text:p text:style-name="P1">Fallecidos en SSVQ</text:p>
      <text:p text:style-name="P1">Fallecidos en hospitales</text:p>
      <text:p text:style-name="P1">Fallecidos en UE</text:p>
      <text:p text:style-name="P1">Fallecidos durante atención UE</text:p>
      <text:p text:style-name="P1">Fallecidos en piso</text:p>
      <text:p text:style-name="P1">Fallecidos en SAPUs</text:p>
      <text:p text:style-name="P1">Fallecidos en clinicas</text:p>
      <text:p text:style-name="P1">Fallecidos en domicilios</text:p>
      <text:p text:style-name="P1"/>
      <text:p text:style-name="P1">Fallecido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2:57:55.570274026</meta:creation-date>
    <dc:date>2020-09-09T13:01:28.769629055</dc:date>
    <meta:editing-duration>PT3M35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12" meta:word-count="35" meta:character-count="237" meta:non-whitespace-character-count="212"/>
  </office:meta>
</office:document-meta>
</file>